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Python Zero to Hero</text:p>
      <text:p text:style-name="Standard">Answer1-</text:p>
      <text:p text:style-name="Standard">a=10<text:line-break/>b=10<text:line-break/>print(a+b)</text:p>
      <text:p text:style-name="Standard"/>
      <text:p text:style-name="Standard">Output</text:p>
      <text:p text:style-name="Standard">20</text:p>
      <text:p text:style-name="Standard"/>
      <text:p text:style-name="Standard"/>
      <text:p text:style-name="Standard">Answer2-</text:p>
      <text:p text:style-name="Standard"/>
      <text:p text:style-name="Standard">Input</text:p>
      <text:p text:style-name="Standard">a="Hello,my age is"<text:line-break/>b=18<text:line-break/>print(a+b)</text:p>
      <text:p text:style-name="Standard"/>
      <text:p text:style-name="Standard">Output</text:p>
      <text:p text:style-name="Standard">Can't convert 'int' object to str implicitly.<text:line-break/></text:p>
      <text:p text:style-name="Standard">Answer3-<text:line-break/>name="Sezal"<text:line-break/>age=18<text:line-break/>"Hello,%s.Your age is %s." %(name,age)</text:p>
      <text:p text:style-name="Standard"/>
      <text:p text:style-name="Standard">Output</text:p>
      <text:p text:style-name="Standard">“Hello ,Sezal.Your age is 18</text:p>
      <text:p text:style-name="Standard"/>
      <text:p text:style-name="Standard">Answer4-</text:p>
      <text:p text:style-name="Standard"><text:line-break/>print("Hello",end=" ")<text:line-break/>print("world")<text:line-break/>print("hello world/n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yush Pradhan</meta:initial-creator>
    <meta:creation-date>2021-09-04T13:45:42.19</meta:creation-date>
    <meta:document-statistic meta:table-count="0" meta:image-count="0" meta:object-count="0" meta:page-count="1" meta:paragraph-count="15" meta:word-count="46" meta:character-count="379"/>
    <dc:date>2021-09-04T14:27:16.69</dc:date>
    <dc:creator>Ayush Pradhan</dc:creator>
    <meta:editing-duration>PT11M11S</meta:editing-duration>
    <meta:editing-cycles>1</meta:editing-cycles>
    <meta:generator>OpenOffice/4.1.10$Win32 OpenOffice.org_project/4110m2$Build-9807</meta:generator>
  </office:meta>
</office:document-meta>
</file>